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c36a" officeooo:paragraph-rsid="000cc36a" style:font-weight-asian="bold" style:font-weight-complex="bold"/>
    </style:style>
    <style:style style:name="P2" style:family="paragraph" style:parent-style-name="Standard">
      <style:text-properties fo:font-weight="bold" officeooo:rsid="001314cf" officeooo:paragraph-rsid="001314cf" style:font-weight-asian="bold" style:font-weight-complex="bold"/>
    </style:style>
    <style:style style:name="P3" style:family="paragraph" style:parent-style-name="Standard">
      <style:text-properties fo:font-weight="bold" officeooo:rsid="0014ef33" officeooo:paragraph-rsid="0014ef33" style:font-weight-asian="bold" style:font-weight-complex="bold"/>
    </style:style>
    <style:style style:name="P4" style:family="paragraph" style:parent-style-name="Standard">
      <style:text-properties fo:font-weight="bold" officeooo:rsid="0016bd5b" officeooo:paragraph-rsid="0016bd5b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18e615" officeooo:paragraph-rsid="0014ef33" style:font-size-asian="21pt" style:font-weight-asian="bold" style:font-size-complex="2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2dcb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Álgebra Linear</text:p>
      <text:p text:style-name="P1">Plano de Ensino</text:p>
      <text:p text:style-name="P1"><text:span text:style-name="T1">1. Matrizes</text:span></text:p>
      <text:p text:style-name="P1"><text:span text:style-name="T1"><text:tab/>1.1 Matrizes e operações matricionais</text:span></text:p>
      <text:p text:style-name="P1"><text:span text:style-name="T1"><text:tab/>1.2 Propriedades algébricas das matrizes</text:span></text:p>
      <text:p text:style-name="P1"><text:span text:style-name="T1"><text:tab/>1.3 Matrizes elementares</text:span></text:p>
      <text:p text:style-name="P1"><text:span text:style-name="T1"><text:tab/>1.4 Matriz diagonal, triangular e simétrica</text:span></text:p>
      <text:p text:style-name="P1"><text:span text:style-name="T1"/></text:p>
      <text:p text:style-name="P1"><text:span text:style-name="T1">2. Determinantes</text:span></text:p>
      <text:p text:style-name="P1"><text:span text:style-name="T1"><text:tab/>2.1 Determinantes por expansão em colatores</text:span></text:p>
      <text:p text:style-name="P1"><text:span text:style-name="T1"><text:tab/>2.2 Propriedades dos determinantes</text:span></text:p>
      <text:p text:style-name="P1"><text:span text:style-name="T1"/></text:p>
      <text:p text:style-name="P1"><text:span text:style-name="T1">3. Sistemas de Equações Lineares</text:span></text:p>
      <text:p text:style-name="P1"><text:span text:style-name="T1"><text:tab/>3.1 Introdução aos sistemas lineares</text:span></text:p>
      <text:p text:style-name="P1"><text:span text:style-name="T1"><text:tab/>3.2 Eliminação gaussiana</text:span></text:p>
      <text:p text:style-name="P1"><text:span text:style-name="T1"><text:tab/>3.3 Decomposição LU</text:span></text:p>
      <text:p text:style-name="P1"><text:span text:style-name="T1"><text:tab/>3.4 Matriz inversa</text:span></text:p>
      <text:p text:style-name="P1"><text:span text:style-name="T1"><text:tab/>3.5 Seleção de sistemas usando a matriz inversa</text:span></text:p>
      <text:p text:style-name="P1"><text:span text:style-name="T1"/></text:p>
      <text:p text:style-name="P1"><text:span text:style-name="T1">4. Espaços Vetoriais</text:span></text:p>
      <text:p text:style-name="P1"><text:span text:style-name="T1"><text:tab/>4.1 Espaços vetoriais reais</text:span></text:p>
      <text:p text:style-name="P1"><text:span text:style-name="T1"><text:tab/>4.2 Subespaços</text:span></text:p>
      <text:p text:style-name="P1"><text:span text:style-name="T1"><text:tab/>4.3 Independência linear</text:span></text:p>
      <text:p text:style-name="P1"><text:span text:style-name="T1"><text:tab/>4.4 Coordenadas e bases</text:span></text:p>
      <text:p text:style-name="P1"><text:span text:style-name="T1"><text:tab/>4.5 Dimensão</text:span></text:p>
      <text:p text:style-name="P1"><text:span text:style-name="T1"><text:tab/>4.6 Mudança de bases</text:span></text:p>
      <text:p text:style-name="P1"><text:span text:style-name="T1"/></text:p>
      <text:p text:style-name="P1"><text:span text:style-name="T1">5. </text:span><text:span text:style-name="T2">Autovalores e Autovetores</text:span></text:p>
      <text:p text:style-name="P1"><text:span text:style-name="T1"><text:tab/>5.1 Diagonalização</text:span></text:p>
      <text:p text:style-name="P1"><text:span text:style-name="T1"/></text:p>
      <text:p text:style-name="P1"><text:span text:style-name="T1">6.</text:span><text:span text:style-name="T2"> Espaços com Produto Interno</text:span></text:p>
      <text:p text:style-name="P1"><text:span text:style-name="T1"><text:tab/>6.1 Produto interno</text:span></text:p>
      <text:p text:style-name="P1"><text:span text:style-name="T1"><text:tab/>6.2 Ângulo e ortogonalidade em espaços com produto interno</text:span></text:p>
      <text:p text:style-name="P1"><text:span text:style-name="T1"><text:tab/>6.3 Processo de Gram-Schmidt</text:span></text:p>
      <text:p text:style-name="P1"><text:span text:style-name="T1"/></text:p>
      <text:p text:style-name="P1"><text:span text:style-name="T1">7. Transformações Lineares</text:span></text:p>
      <text:p text:style-name="P1"><text:span text:style-name="T1"/></text:p>
      <text:p text:style-name="P2"><text:span text:style-name="T1">1 à 3 – Prova 1</text:span></text:p>
      <text:p text:style-name="P2"><text:span text:style-name="T1">4 à 5 – Prova 2</text:span></text:p>
      <text:p text:style-name="P2"><text:span text:style-name="T1">6 à 7 – Prova 3</text:span></text:p>
      <text:p text:style-name="P2"><text:span text:style-name="T1"/></text:p>
      <text:p text:style-name="P3"><text:span text:style-name="T1">Bibliografia – Anton e Rorres: Álgebra Linear com Aplicações</text:span></text:p>
      <text:p text:style-name="P3"><text:span text:style-name="T1"/></text:p>
      <text:p text:style-name="P4"><text:span text:style-name="T1">Pode escolher 30 pontos de lista ou Cola na Prova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16:50:19.109768800</meta:creation-date>
    <dc:date>2024-08-19T17:07:35.593386642</dc:date>
    <meta:editing-duration>PT7M3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35" meta:word-count="150" meta:character-count="975" meta:non-whitespace-character-count="835"/>
  </office:meta>
</office:document-meta>
</file>